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serif" svg:font-family="serif"/>
    <style:font-face style:name="Nimbus Mono" svg:font-family="'Nimbus Mono'" style:font-adornments="Regular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officeooo:paragraph-rsid="00f60727"/>
    </style:style>
    <style:style style:name="P2" style:family="paragraph" style:parent-style-name="Heading_20_1">
      <style:text-properties officeooo:paragraph-rsid="00f61e91"/>
    </style:style>
    <style:style style:name="P3" style:family="paragraph" style:parent-style-name="Heading_20_1">
      <style:text-properties officeooo:paragraph-rsid="00f73709"/>
    </style:style>
    <style:style style:name="P4" style:family="paragraph" style:parent-style-name="Heading_20_2">
      <style:text-properties officeooo:paragraph-rsid="00f61e91"/>
    </style:style>
    <style:style style:name="P5" style:family="paragraph" style:parent-style-name="Text_20_body">
      <style:text-properties officeooo:paragraph-rsid="00f60727"/>
    </style:style>
    <style:style style:name="P6" style:family="paragraph" style:parent-style-name="Text_20_body">
      <style:text-properties officeooo:paragraph-rsid="00f61e91"/>
    </style:style>
    <style:style style:name="P7" style:family="paragraph" style:parent-style-name="Text_20_body" style:list-style-name="L6"/>
    <style:style style:name="P8" style:family="paragraph" style:parent-style-name="Text_20_body">
      <style:text-properties officeooo:paragraph-rsid="00f885b7"/>
    </style:style>
    <style:style style:name="P9" style:family="paragraph" style:parent-style-name="Index" style:list-style-name="L5">
      <style:text-properties officeooo:paragraph-rsid="00f61e91"/>
    </style:style>
    <style:style style:name="P10" style:family="paragraph" style:parent-style-name="Title">
      <style:text-properties officeooo:paragraph-rsid="00f60727"/>
    </style:style>
    <style:style style:name="P11" style:family="paragraph" style:parent-style-name="Standard">
      <style:text-properties officeooo:paragraph-rsid="00f60727"/>
    </style:style>
    <style:style style:name="P12" style:family="paragraph" style:parent-style-name="Standard">
      <style:text-properties officeooo:paragraph-rsid="00f73709"/>
    </style:style>
    <style:style style:name="P13" style:family="paragraph" style:parent-style-name="Standard" style:list-style-name="L6"/>
    <style:style style:name="P14" style:family="paragraph" style:parent-style-name="Standard">
      <style:text-properties officeooo:paragraph-rsid="00fa47ea"/>
    </style:style>
    <style:style style:name="T1" style:family="text">
      <style:text-properties style:text-position="super 58%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loext:char-shading-value="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background-color="transparent" style:font-style-asian="italic" style:font-style-complex="italic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 Benchmark of NumPy's Sorting Algorithms</text:p>
      <text:p text:style-name="P11"/>
      <text:h text:style-name="P1" text:outline-level="1">Introduction</text:h>
      <text:p text:style-name="P5"><text:span text:style-name="T2">As part of the benchmarks for the new weighted selection feature of </text:span><text:span text:style-name="Source_20_Text"><text:span text:style-name="T2">numpy</text:span></text:span><text:span text:style-name="T2">, the pre-existing sorting algorithms were benchmarked as well.</text:span></text:p>
      <text:h text:style-name="P2" text:outline-level="1">Benchmarks</text:h>
      <text:h text:style-name="Heading_20_2" text:outline-level="2"><text:span text:style-name="T2">Overview</text:span></text:h>
      <text:p text:style-name="P8">The four types of arrays listed below were used as inputs to the different sort functions:</text:p>
      <text:list xml:id="list674375078464405986" text:style-name="L6">
        <text:list-item>
          <text:p text:style-name="P13"><text:bookmark-start text:name="__RefNumPara__8_541901823"/>Random array (seeded with a constant so the script is completely reproducible)<text:bookmark-end text:name="__RefNumPara__8_541901823"/></text:p>
        </text:list-item>
        <text:list-item>
          <text:p text:style-name="P13"><text:bookmark-start text:name="__RefNumPara__10_541901823"/>A sorted version of the array in #<text:bookmark-ref text:reference-format="number" text:ref-name="__RefNumPara__8_541901823">1</text:bookmark-ref>.<text:bookmark-end text:name="__RefNumPara__10_541901823"/></text:p>
        </text:list-item>
        <text:list-item>
          <text:p text:style-name="P13">A reverse-sorted version of the array in #<text:bookmark-ref text:reference-format="number" text:ref-name="__RefNumPara__10_541901823">2</text:bookmark-ref>.</text:p>
        </text:list-item>
        <text:list-item>
          <text:p text:style-name="P7">A median-of-three killer sequence of the desired length. This is a fixed form of the sequence described by Musser<text:reference-ref text:reference-format="text" text:ref-name="Musser Sorting and Selection">[2]</text:reference-ref> and McIlroy<text:reference-ref text:reference-format="text" text:ref-name="McIlroy QuickSort Killer">[1]</text:reference-ref>. <text:span text:style-name="Source_20_Text">np.sort</text:span> does not support custom comparators and the quicksort implementation does not actually use median-of-three, so a this input does not trigger quadratic computation time.</text:p>
        </text:list-item>
      </text:list>
      <text:p text:style-name="P8">Each array was generated at lengths of {2, 4, …, 10, 20, 30, …, 100, …, 1000, …, 10000, …, 10<text:span text:style-name="T1">8</text:span>} for a total of 68 different lengths. All sizes are even numbers because median-of-three killer sequences are most effective for even-sized arrays. The standard <text:span text:style-name="Source_20_Text">timeit</text:span> methodology of <text:span text:style-name="T2">best-of-five repeats </text:span>was used to compute the times.</text:p>
      <text:p text:style-name="P8"><text:span text:style-name="T2">Only the </text:span><text:span text:style-name="Source_20_Text"><text:span text:style-name="T4">numpy.float64</text:span></text:span><text:span text:style-name="T2"> datatype was tested for both data and weights. While the script supports looping over other datatypes, </text:span><text:span text:style-name="Source_20_Text"><text:span text:style-name="T4">numpy.float64</text:span></text:span><text:span text:style-name="T2"> is representative enough that the other types are not necessary for a simple overview.</text:span></text:p>
      <text:h text:style-name="Heading_20_2" text:outline-level="2"><text:span text:style-name="T2">Platform </text:span>Hardware and Software</text:h>
      <text:p text:style-name="P6">Benchmarks are labeled by the host on which they were run. The following are the hardware and software setups relevant to the benchmarks:</text:p>
      <text:list xml:id="list2158874113289428594" text:style-name="L5">
        <text:list-item>
          <text:p text:style-name="P9"><text:span text:style-name="Source_20_Text">joe-arch-pc</text:span>: A quad core Intel® Core™ i5 2.27GHz processor with hyperthreading enabled and 4GB RAM.</text:p>
          <text:list>
            <text:list-item>
              <text:p text:style-name="P9">virtualenvwrapper 4.7.1</text:p>
            </text:list-item>
            <text:list-item>
              <text:p text:style-name="P9">virtualenv 15.0.0</text:p>
            </text:list-item>
            <text:list-item>
              <text:p text:style-name="P9">virtualenv_clone 0.2.6</text:p>
            </text:list-item>
            <text:list-item>
              <text:p text:style-name="P9">python 3.5.1</text:p>
            </text:list-item>
            <text:list-item>
              <text:p text:style-name="P9"><text:soft-page-break/>numpy 1.12.0.dev0+5b91628</text:p>
            </text:list-item>
            <text:list-item>
              <text:p text:style-name="P9">matplotlib 1.5.1+1635.g5d0ca1d</text:p>
            </text:list-item>
            <text:list-item>
              <text:p text:style-name="P9">wquantiles 0.4</text:p>
            </text:list-item>
            <text:list-item>
              <text:p text:style-name="P9">seaborn 0.7.0</text:p>
            </text:list-item>
          </text:list>
        </text:list-item>
        <text:list-item>
          <text:p text:style-name="P9"><text:span text:style-name="Source_20_Text">gsslr40056805</text:span>: A quad-core Intel® Core™ i7-4810MQ 2.80GHz processor with hyperthreading enabled and 16GB RAM.</text:p>
          <text:list>
            <text:list-item>
              <text:p text:style-name="P9">conda 4.0.5</text:p>
            </text:list-item>
            <text:list-item>
              <text:p text:style-name="P9">python 3.5.1 :: Continuum Analytics, Inc.</text:p>
            </text:list-item>
            <text:list-item>
              <text:p text:style-name="P9">numpy 1.12.0.dev0+fa3cde1</text:p>
            </text:list-item>
            <text:list-item>
              <text:p text:style-name="P9">matplotlib 1.5.1</text:p>
            </text:list-item>
            <text:list-item>
              <text:p text:style-name="P9">pandas<text:tab/>1.18.0</text:p>
            </text:list-item>
            <text:list-item>
              <text:p text:style-name="P9">seaborn 0.7.0</text:p>
            </text:list-item>
          </text:list>
        </text:list-item>
      </text:list>
      <text:h text:style-name="P4" text:outline-level="2"><text:bookmark-start text:name="__RefHeading___Toc358_104390617"/>Charts<text:bookmark-end text:name="__RefHeading___Toc358_104390617"/></text:h>
      <text:h text:style-name="P2" text:outline-level="1"><text:span text:style-name="T2">Future Work</text:span></text:h>
      <text:p text:style-name="P6"><text:span text:style-name="T2">The numpy quicksort implementation takes the middle of each partition as the pivot. This negates the effects of the fixed median-of-three killer sequence proposed by Musser</text:span><text:span text:style-name="T2"><text:reference-ref text:reference-format="text" text:ref-name="Musser Sorting and Selection">[2]</text:reference-ref></text:span><text:span text:style-name="T2">. It would be interesting to apply a simpler sequence to trigger the quadratic worst-case behavior of quiksort.</text:span></text:p>
      <text:h text:style-name="P3" text:outline-level="1"><text:span text:style-name="T2">References</text:span></text:h>
      <text:p text:style-name="P12"><text:reference-mark-start text:name="McIlroy QuickSort Killer"/><text:span text:style-name="T2">[1]</text:span><text:reference-mark-end text:name="McIlroy QuickSort Killer"/><text:span text:style-name="T2"> M. D. McIlroy. A Killer Adversary for Quicksort, </text:span><text:span text:style-name="T6">Software – Practice and Experience</text:span>, <text:span text:style-name="T7">29</text:span><text:span text:style-name="T9">(4)</text:span>, 341–344 (1999)</text:p>
      <text:p text:style-name="P14"><text:reference-mark-start text:name="Musser Sorting and Selection"/>[2]<text:reference-mark-end text:name="Musser Sorting and Selection"/> D. R. Musser. Introspective Sorting and Selection Algorithms, <text:span text:style-name="T5">Software – Practice and Experience</text:span><text:span text:style-name="T8">, </text:span><text:span text:style-name="T7">27</text:span>(8), 983-993 (1997)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serif" svg:font-family="serif"/>
    <style:font-face style:name="Nimbus Mono" svg:font-family="'Nimbus Mono'" style:font-adornments="Regular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left="0in" fo:margin-right="0in" fo:margin-top="0in" fo:margin-bottom="0.0972in" style:contextual-spacing="false" fo:line-height="120%" fo:text-indent="0.25in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fo:color="#666666" style:font-name="Nimbus Mono" fo:background-color="transparent" style:font-name-asian="DejaVu Sans Mono" style:font-size-asian="10.5pt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23:18:13.013509389</meta:creation-date>
    <dc:date>2016-04-04T17:21:24</dc:date>
    <meta:editing-duration>PT6H15M40S</meta:editing-duration>
    <meta:editing-cycles>36</meta:editing-cycles>
    <meta:generator>LibreOffice/4.0.4.2$Linux_X86_64 LibreOffice_project/400m0$Build-2</meta:generator>
    <dc:creator>Joseph Fox-Rabinovitz</dc:creator>
    <meta:document-statistic meta:table-count="0" meta:image-count="0" meta:object-count="0" meta:page-count="2" meta:paragraph-count="36" meta:word-count="398" meta:character-count="2539" meta:non-whitespace-character-count="2196"/>
  </office:meta>
</office:document-meta>
</file>